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Таблица2" style:family="table">
      <style:table-properties style:width="19.87cm" fo:margin-left="-1.879cm" table:align="left" style:writing-mode="lr-tb"/>
    </style:style>
    <style:style style:name="Таблица2.A" style:family="table-column">
      <style:table-column-properties style:column-width="1.323cm"/>
    </style:style>
    <style:style style:name="Таблица2.B" style:family="table-column">
      <style:table-column-properties style:column-width="6.72cm"/>
    </style:style>
    <style:style style:name="Таблица2.C" style:family="table-column">
      <style:table-column-properties style:column-width="3.651cm"/>
    </style:style>
    <style:style style:name="Таблица2.D" style:family="table-column">
      <style:table-column-properties style:column-width="3.916cm"/>
    </style:style>
    <style:style style:name="Таблица2.E" style:family="table-column">
      <style:table-column-properties style:column-width="4.26cm"/>
    </style:style>
    <style:style style:name="Таблица2.A1" style:family="table-cell">
      <style:table-cell-properties style:vertical-align="top" fo:padding="0.176cm" fo:border="0.75pt solid #000000"/>
    </style:style>
    <style:style style:name="Таблица2.A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8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15" style:family="paragraph" style:parent-style-name="Standard">
      <style:paragraph-properties fo:line-height="115%" style:writing-mode="lr-tb"/>
    </style:style>
    <style:style style:name="P16" style:family="paragraph" style:parent-style-name="Standard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4">Сравнение натуральных чисел: 1 - если первое больше, 0 - если числа равны, 2 – если второе больше.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  <text:p text:style-name="P5">COPY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COM_NN_D</text:p>
            <text:p text:style-name="P5">COPY_N_N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4">Вычитание из первого числа второго, если первое меньше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7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ext:soft-page-break/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4">Вычитание из натурального другого натурального, умноженного на цифру. Если умноженное на цифру натуральное больше вычитаемого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4">Вычисление первой цифры деления первого натурального на второе, домноженное на 10^k, где k - номер позиции этой цифры (номер считается с нуля).</text:p>
            <text:p text:style-name="P5">Если делите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MUL_Nk_N</text:p>
            <text:p text:style-name="P5">ADD_1N_N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MUL_Nk_N</text:p>
            <text:p text:style-name="P5">ADD_1N_N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Standard">Частное от деления первого натурального числа на второе натуральное. Если делиту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4">SUB_NN_N</text:p>
            <text:p text:style-name="P5">NEW_N_N</text:p>
            <text:p text:style-name="P5"><text:soft-page-break/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2</text:p>
          </table:table-cell>
          <table:table-cell table:style-name="Таблица1.A13" office:value-type="string">
            <text:p text:style-name="P8">Остаток от деления первого натурального числа на второе натуральное. Если делитель равен нулю, то вывести натуральное, на 1 больше, чем делимое.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DIV_NN_N</text:p>
          </table:table-cell>
          <table:table-cell table:style-name="Таблица1.A13" office:value-type="string"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3</text:p>
          </table:table-cell>
          <table:table-cell table:style-name="Таблица1.A13" office:value-type="string">
            <text:p text:style-name="P8">НОД двух натуральных чисел. Если одно из чисел равно нулю, то вернуть другое натуральное ненулевое число. Если оба числа равны нулю, то вернуть натуральный ноль.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MOD_NN_N</text:p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4</text:p>
          </table:table-cell>
          <table:table-cell table:style-name="Таблица1.A13" office:value-type="string">
            <text:p text:style-name="P8">НОК двух натуральных чисел. Если одно из чисел равно нулю, то вернуть ноль. </text:p>
          </table:table-cell>
          <table:table-cell table:style-name="Таблица1.A13" office:value-type="string">
            <text:p text:style-name="P2">LCM_NN_NN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GCF_NN_N</text:p>
            <text:p text:style-name="P2">MOD_NN_N</text:p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<text:soft-page-break/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5</text:p>
          </table:table-cell>
          <table:table-cell table:style-name="Таблица1.A13" office:value-type="string">
            <text:p text:style-name="P8">Копирование натурального числа в новую переменную с новой выделенной памятью. Нельзя удалять ненужные нули в старших позициях.</text:p>
          </table:table-cell>
          <table:table-cell table:style-name="Таблица1.A13" office:value-type="string">
            <text:p text:style-name="P2">COPY_N_N</text:p>
          </table:table-cell>
          <table:table-cell table:style-name="Таблица1.A13" office:value-type="string">
            <text:p text:style-name="P4">NEW_N_N</text:p>
            <text:p text:style-name="P5">DEL_N</text:p>
          </table:table-cell>
          <table:table-cell table:style-name="Таблица1.A13" office:value-type="string">
            <text:p text:style-name="P4"><text:bookmark-start text:name="__DdeLink__1430_914018615"/>NEW_N_N</text:p>
            <text:p text:style-name="P5">DEL_N<text:bookmark-end text:name="__DdeLink__1430_914018615"/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3" office:value-type="string">
            <text:p text:style-name="P2">N-17</text:p>
          </table:table-cell>
          <table:table-cell table:style-name="Таблица1.A13" office:value-type="string">
            <text:p text:style-name="P2">Удаление натурального числа из памяти</text:p>
          </table:table-cell>
          <table:table-cell table:style-name="Таблица1.A13" office:value-type="string">
            <text:p text:style-name="P2">DEL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  <table:table-row>
          <table:table-cell table:style-name="Таблица1.A13" office:value-type="string">
            <text:p text:style-name="P2">N-18</text:p>
          </table:table-cell>
          <table:table-cell table:style-name="Таблица1.A13" office:value-type="string">
            <text:p text:style-name="P2">Выделение памяти для натурального числа</text:p>
          </table:table-cell>
          <table:table-cell table:style-name="Таблица1.A13" office:value-type="string">
            <text:p text:style-name="P2">NEW_N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</table:table>
      <text:p text:style-name="P1"/>
      <text:p text:style-name="P1">Целые числа:</text:p>
      <text:p text:style-name="P1">(s; natural) – знак числа и натуральное.</text:p>
      <text:p text:style-name="P15">Цифра D (тип — целое) Значение B (тип — логический), цифра k – степень</text:p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">№</text:p>
          </table:table-cell>
          <table:table-cell table:style-name="Таблица2.A1" office:value-type="string">
            <text:p text:style-name="P3"><text:span text:style-name="T3">Описание модуля</text:span></text:p>
          </table:table-cell>
          <table:table-cell table:style-name="Таблица2.A1" office:value-type="string">
            <text:p text:style-name="P3"><text:span text:style-name="T3">Имя модуля</text:span></text:p>
          </table:table-cell>
          <table:table-cell table:style-name="Таблица2.A1" office:value-type="string">
            <text:p text:style-name="P2"><text:span text:style-name="T3">Предлагаемые к использованию модули</text:span></text:p>
          </table:table-cell>
          <table:table-cell table:style-name="Таблица2.A1" office:value-type="string">
            <text:p text:style-name="P2"><text:span text:style-name="T3">Предлагаемые к использованию функции</text:span></text:p>
          </table:table-cell>
        </table:table-row>
        <table:table-row>
          <table:table-cell table:style-name="Таблица2.A1" office:value-type="string">
            <text:p text:style-name="P2"><text:span text:style-name="T2">Z-1</text:span></text:p>
          </table:table-cell>
          <table:table-cell table:style-name="Таблица2.A1" office:value-type="string">
            <text:p text:style-name="P4">Выделение памяти для целого числа. Аргумент: целое число.</text:p>
          </table:table-cell>
          <table:table-cell table:style-name="Таблица2.A1" office:value-type="string">
            <text:p text:style-name="P2">NEW_Z</text:p>
          </table:table-cell>
          <table:table-cell table:style-name="Таблица2.A1" office:value-type="string">
            <text:p text:style-name="P4">NEW_N_N</text:p>
          </table:table-cell>
          <table:table-cell table:style-name="Таблица2.A1" office:value-type="string">
            <text:p text:style-name="P4">NEW_N_N</text:p>
          </table:table-cell>
        </table:table-row>
        <table:table-row>
          <table:table-cell table:style-name="Таблица2.A3" office:value-type="string">
            <text:p text:style-name="P2">Z-2</text:p>
          </table:table-cell>
          <table:table-cell table:style-name="Таблица2.A3" office:value-type="string">
            <text:p text:style-name="P4">Очищение памяти целого числа. Аргумент: целое число.</text:p>
          </table:table-cell>
          <table:table-cell table:style-name="Таблица2.A3" office:value-type="string">
            <text:p text:style-name="P2">DEL_Z</text:p>
          </table:table-cell>
          <table:table-cell table:style-name="Таблица2.A3" office:value-type="string">
            <text:p text:style-name="P4">DEL_N</text:p>
          </table:table-cell>
          <table:table-cell table:style-name="Таблица2.A3" office:value-type="string">
            <text:p text:style-name="P4">DEL_N</text:p>
          </table:table-cell>
        </table:table-row>
        <table:table-row>
          <table:table-cell table:style-name="Таблица2.A3" office:value-type="string">
            <text:p text:style-name="P2">Z-3</text:p>
          </table:table-cell>
          <table:table-cell table:style-name="Таблица2.A3" office:value-type="string">
            <text:p text:style-name="P4">Удаление лишних нулей в целом числе. Аргумент: целое число. Результат: целое число.</text:p>
          </table:table-cell>
          <table:table-cell table:style-name="Таблица2.A3" office:value-type="string">
            <text:p text:style-name="P2">DELZ_Z_Z</text:p>
          </table:table-cell>
          <table:table-cell table:style-name="Таблица2.A3" office:value-type="string">
            <text:p text:style-name="P4">NEW_Z_Z</text:p>
            <text:p text:style-name="P5">DELZ_N_N</text:p>
            <text:p text:style-name="P5">DEL_Z</text:p>
          </table:table-cell>
          <table:table-cell table:style-name="Таблица2.A3" office:value-type="string">
            <text:p text:style-name="P4">NEW_Z</text:p>
            <text:p text:style-name="P5">NEW_N_N</text:p>
            <text:p text:style-name="P5">DELZ_N_N</text:p>
            <text:p text:style-name="P5">DEL_N</text:p>
            <text:p text:style-name="P5">DEL_Z</text:p>
          </table:table-cell>
        </table:table-row>
        <table:table-row>
          <table:table-cell table:style-name="Таблица2.A3" office:value-type="string">
            <text:p text:style-name="P2">Z-4</text:p>
          </table:table-cell>
          <table:table-cell table:style-name="Таблица2.A3" office:value-type="string">
            <text:p text:style-name="P4">Возвращение точной копии целого числа. Аргумент: целое число. Результат: целое число.</text:p>
          </table:table-cell>
          <table:table-cell table:style-name="Таблица2.A3" office:value-type="string">
            <text:p text:style-name="P2">COPY_Z_Z</text:p>
          </table:table-cell>
          <table:table-cell table:style-name="Таблица2.A3" office:value-type="string">
            <text:p text:style-name="P4">COPY_N_N</text:p>
            <text:p text:style-name="P5">NEW_Z</text:p>
            <text:p text:style-name="P5">DEL_Z</text:p>
          </table:table-cell>
          <table:table-cell table:style-name="Таблица2.A3" office:value-type="string">
            <text:p text:style-name="P4">COPY_N_N</text:p>
            <text:p text:style-name="P5">NEW_Z</text:p>
            <text:p text:style-name="P5">DEL_Z</text:p>
            <text:p text:style-name="P5">NEW_N_N</text:p>
            <text:p text:style-name="P5">DEL_N</text:p>
          </table:table-cell>
        </table:table-row>
        <text:soft-page-break/>
        <table:table-row>
          <table:table-cell table:style-name="Таблица2.A3" office:value-type="string">
            <text:p text:style-name="P2"><text:span text:style-name="T2">Z-5</text:span></text:p>
          </table:table-cell>
          <table:table-cell table:style-name="Таблица2.A3" office:value-type="string">
            <text:p text:style-name="P4">Модуль целого числа. Аргумент: целое число. Результат: натуральное число или ноль.</text:p>
          </table:table-cell>
          <table:table-cell table:style-name="Таблица2.A3" office:value-type="string">
            <text:p text:style-name="P2"><text:span text:style-name="T2">ABS_Z_N</text:span></text:p>
          </table:table-cell>
          <table:table-cell table:style-name="Таблица2.A3" office:value-type="string">
            <text:p text:style-name="P4">COPY_N_N</text:p>
            <text:p text:style-name="P5">DELZ_N_N</text:p>
            <text:p text:style-name="P5">DEL_Z</text:p>
            <text:p text:style-name="P5">NEW_Z_Z</text:p>
          </table:table-cell>
          <table:table-cell table:style-name="Таблица2.A3" office:value-type="string">
            <text:p text:style-name="P4">COPY_N_N</text:p>
            <text:p text:style-name="P5">DELZ_N_N</text:p>
            <text:p text:style-name="P5">NEW_Z_Z</text:p>
            <text:p text:style-name="P5">NEW_N_N</text:p>
            <text:p text:style-name="P5">DEL_Z</text:p>
            <text:p text:style-name="P5">DEL_N</text:p>
          </table:table-cell>
        </table:table-row>
        <table:table-row>
          <table:table-cell table:style-name="Таблица2.A3" office:value-type="string">
            <text:p text:style-name="P2"><text:span text:style-name="T2">Z-6</text:span></text:p>
          </table:table-cell>
          <table:table-cell table:style-name="Таблица2.A3" office:value-type="string">
            <text:p text:style-name="P4">Определение знака целого числа. Аргумент: целое число. Результат; число(unsigned short) (0 – число равно нулю, 1 – число положительное, 2 – число отрицательное)</text:p>
          </table:table-cell>
          <table:table-cell table:style-name="Таблица2.A3" office:value-type="string">
            <text:p text:style-name="P2"><text:span text:style-name="T2">SGN_Z_D</text:span></text:p>
          </table:table-cell>
          <table:table-cell table:style-name="Таблица2.A3" office:value-type="string">
            <text:p text:style-name="P4">NZER_N_B</text:p>
            <text:p text:style-name="P5">NEW_Z_Z</text:p>
            <text:p text:style-name="P5">DEL_Z</text:p>
          </table:table-cell>
          <table:table-cell table:style-name="Таблица2.A3" office:value-type="string">
            <text:p text:style-name="P4">NZER_N_B</text:p>
            <text:p text:style-name="P5">NEW_Z_Z</text:p>
            <text:p text:style-name="P5">DEL_Z</text:p>
            <text:p text:style-name="P4">DELZ_N_N</text:p>
            <text:p text:style-name="P4">NEW_N_N</text:p>
            <text:p text:style-name="P5">DEL_N</text:p>
          </table:table-cell>
        </table:table-row>
        <table:table-row>
          <table:table-cell table:style-name="Таблица2.A3" office:value-type="string">
            <text:p text:style-name="P2">Z-7</text:p>
          </table:table-cell>
          <table:table-cell table:style-name="Таблица2.A3" office:value-type="string">
            <text:p text:style-name="P4">Умножение целого числа на -1. Если число равно нулю, то сделать знак положительным. Аргумент: целое число. Результат: целое число.</text:p>
          </table:table-cell>
          <table:table-cell table:style-name="Таблица2.A3" office:value-type="string">
            <text:p text:style-name="P2">MUL_Z_Z</text:p>
          </table:table-cell>
          <table:table-cell table:style-name="Таблица2.A3" office:value-type="string">
            <text:p text:style-name="P4">DELZ_Z_Z</text:p>
            <text:p text:style-name="P4">COPY_Z_Z</text:p>
            <text:p text:style-name="P5">NZER_N_B</text:p>
          </table:table-cell>
          <table:table-cell table:style-name="Таблица2.A3" office:value-type="string">
            <text:p text:style-name="P4">DELZ_Z_Z</text:p>
            <text:p text:style-name="P5">COPY_Z_Z</text:p>
            <text:p text:style-name="P5">NZER_N_B</text:p>
            <text:p text:style-name="P5">DELZ_N_N</text:p>
            <text:p text:style-name="P5">NEW_Z_Z</text:p>
            <text:p text:style-name="P5">DEL_Z</text:p>
            <text:p text:style-name="P5">NEW_N_N</text:p>
            <text:p text:style-name="P5">DEL_N</text:p>
            <text:p text:style-name="P4">COPY_N_N</text:p>
          </table:table-cell>
        </table:table-row>
        <table:table-row>
          <table:table-cell table:style-name="Таблица2.A3" office:value-type="string">
            <text:p text:style-name="P2">Z-8</text:p>
          </table:table-cell>
          <table:table-cell table:style-name="Таблица2.A3" office:value-type="string">
            <text:p text:style-name="P4">Преобразование натурального числа в целое (положительное). Аргумент: натуральное число. Результат: целое число.</text:p>
          </table:table-cell>
          <table:table-cell table:style-name="Таблица2.A3" office:value-type="string">
            <text:p text:style-name="P2">TRANS_N_Z</text:p>
          </table:table-cell>
          <table:table-cell table:style-name="Таблица2.A3" office:value-type="string">
            <text:p text:style-name="P4">COPY_N_N</text:p>
            <text:p text:style-name="P5">DELZ_N_N</text:p>
            <text:p text:style-name="P5">NEW_Z_Z</text:p>
            <text:p text:style-name="P5">DEL_Z</text:p>
          </table:table-cell>
          <table:table-cell table:style-name="Таблица2.A3" office:value-type="string">
            <text:p text:style-name="P4">COPY_N_N</text:p>
            <text:p text:style-name="P5">DELZ_N_N</text:p>
            <text:p text:style-name="P5">NEW_Z_Z</text:p>
            <text:p text:style-name="P5">DEL_Z</text:p>
            <text:p text:style-name="P5">NEW_N_N</text:p>
            <text:p text:style-name="P5">DEL_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130</meta:editing-cycles>
    <dc:date>2015-04-11T16:43:16</dc:date>
    <meta:editing-duration>P3DT3H50M9S</meta:editing-duration>
    <meta:document-statistic meta:table-count="2" meta:image-count="0" meta:object-count="0" meta:page-count="5" meta:paragraph-count="309" meta:word-count="685" meta:character-count="4688" meta:non-whitespace-character-count="4305"/>
  </office:meta>
</office:document-meta>
</file>